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000ff" loext:opacity="100%" fo:font-size="10pt" fo:font-weight="bold" style:font-size-asian="10pt" style:font-weight-asian="bold" style:font-size-complex="10pt"/>
    </style:style>
    <style:style style:name="P2" style:family="paragraph" style:parent-style-name="Standard" style:master-page-name="Standard">
      <loext:graphic-properties draw:fill="none"/>
      <style:paragraph-properties fo:margin-left="-1.499cm" fo:margin-right="-1.101cm" fo:line-height="115%" fo:text-align="justify" style:justify-single-word="false" fo:text-indent="0cm" style:auto-text-indent="false" style:page-number="1" fo:background-color="transparent"/>
      <style:text-properties style:font-name="JetBrains Mono" fo:font-size="11pt" style:font-size-asian="11pt" style:font-size-complex="11pt"/>
    </style:style>
    <style:style style:name="P3" style:family="paragraph" style:parent-style-name="Standard">
      <loext:graphic-properties draw:fill="none"/>
      <style:paragraph-properties fo:margin-left="-1.499cm" fo:margin-right="-1.101cm" fo:line-height="115%" fo:text-align="justify" style:justify-single-word="false" fo:text-indent="0cm" style:auto-text-indent="false" fo:background-color="transparent"/>
      <style:text-properties style:font-name="JetBrains Mono" fo:font-size="11pt" style:font-size-asian="11pt" style:font-size-complex="11pt"/>
    </style:style>
    <style:style style:name="P4" style:family="paragraph" style:parent-style-name="Standard">
      <loext:graphic-properties draw:fill="none"/>
      <style:paragraph-properties fo:margin-left="-1.499cm" fo:margin-right="-1.101cm" fo:line-height="115%" fo:text-align="justify" style:justify-single-word="false" fo:text-indent="0cm" style:auto-text-indent="false" fo:background-color="transparent"/>
      <style:text-properties style:font-name="JetBrains Mono" fo:font-size="11pt" officeooo:paragraph-rsid="001b2b76" style:font-size-asian="11pt" style:font-size-complex="11pt"/>
    </style:style>
    <style:style style:name="P5" style:family="paragraph" style:parent-style-name="Standard">
      <loext:graphic-properties draw:fill="none"/>
      <style:paragraph-properties fo:margin-left="-1.499cm" fo:margin-right="-1.101cm" fo:line-height="115%" fo:text-align="justify" style:justify-single-word="false" fo:text-indent="0cm" style:auto-text-indent="false" fo:background-color="transparent"/>
      <style:text-properties style:font-name="JetBrains Mono" fo:font-size="11pt" officeooo:rsid="001b2b76" officeooo:paragraph-rsid="001b2b76" style:font-size-asian="11pt" style:font-size-complex="11pt"/>
    </style:style>
    <style:style style:name="P6" style:family="paragraph" style:parent-style-name="Standard">
      <loext:graphic-properties draw:fill="none"/>
      <style:paragraph-properties fo:margin-left="-1.499cm" fo:margin-right="-1.101cm" fo:line-height="115%" fo:text-align="justify" style:justify-single-word="false" fo:text-indent="0cm" style:auto-text-indent="false" fo:background-color="transparent"/>
      <style:text-properties style:font-name="JetBrains Mono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b2b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0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VALUACIÓN SISTEMAS DE GESTIÓN DE INFORMACIÓN:</text:p>
      <text:p text:style-name="P3"/>
      <text:p text:style-name="P3"><text:span text:style-name="T2">1. ¿Qué hacen las CRM? ¿Qué hacen las ERP?</text:span> </text:p>
      <text:p text:style-name="P5">Las CRM tratan con el cliente y intentar averiguar cuáles son sus necesidades.</text:p>
      <text:p text:style-name="P4"><text:span text:style-name="T1">Las ERP programan software empresarial a medida, incluyen todo el software que necesita la empresa para funcionar en un solo programa.</text:span></text:p>
      <text:p text:style-name="P4"/>
      <text:p text:style-name="P6">2. Módulos que presentan las ERP y nombra las 3 características principales de las ERP y explica qué hace un consultor.</text:p>
      <text:p text:style-name="P5">Módulo de finanzas, contabilidad, facturación, gestión de stock, etc.</text:p>
      <text:p text:style-name="P5">Las ERP son modulares, difíciles de implementar y traen todo incluido en un programa.</text:p>
      <text:p text:style-name="P3"/>
      <text:p text:style-name="P4"><text:span text:style-name="T1">Un consultor hace entrevistas con el cliente , para que tanto la empresa como el cliente tengan claro las necesidades y el diseño del producto.</text:span></text:p>
      <text:p text:style-name="P4"/>
      <text:p text:style-name="P6">3. Cita 3 ventajas de tener una ERP. Explica la diferencia entre una ERP y un software de gestión (suite)</text:p>
      <text:p text:style-name="P4"><text:span text:style-name="T1">Las ERP vienen con todo el software incluido en un solo programa, están hechas a medida de las necesidades de la empresa y se pueden modificar posteriormente para cubrir nuevas necesidades.</text:span></text:p>
      <text:p text:style-name="P4"/>
      <text:p text:style-name="P5">Las suite son un conjunto de programas especializados en algunas tareas, pero <text:s/>son genéricos y no se adaptan completamente a algunas empresas.</text:p>
      <text:p text:style-name="P3"/>
      <text:p text:style-name="P6">4. ¿Cómo se llama el servidor sobre el que trabaja SAP? y ¿Qué lenguaje se utiliza para configurar los formularios SA y programar en SAP?</text:p>
      <text:p text:style-name="P3"/>
      <text:p text:style-name="P5">SAP trabaja con un servidor de aplicaciones web para SAP.</text:p>
      <text:p text:style-name="P5">Se utiliza AEBOL <text:span text:style-name="T3">(No me acuerdo del nombre exacto, las siglas eran Advanced Enterprice … Languaje)</text:span>.</text:p>
      <text:p text:style-name="P3"/>
      <text:p text:style-name="P6">5. Costes aproximados de implantar SAP para una gran empresa. y ¿Qué porcentaje de objetivos de implantación se consiguen?. Pon ejemplos de empresas conocidas que utilizan SAP</text:p>
      <text:p text:style-name="P5">Los costes en empresas grandes son de unos 50 - 150 Millones, en empresas medianas son unos 10 - 50 Millones. Sólo el 40% de las empresas implementan SAP correctamente.</text:p>
      <text:p text:style-name="P5">Utilizan SAP: Mercadona, BBVA, IBM, Microsoft..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0000ff" loext:opacity="100%" fo:font-size="10pt" fo:font-weight="bold" style:font-size-asian="10pt" style:font-weight-asian="bold" style:font-size-complex="10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LENGUAJE DE MARCAS Y SISTEMAS DE GESTIÓN DE INFORMACIÓN<text:tab/><text:tab/>ABAST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2-05-19T09:05:24.699000000</dc:date>
    <meta:editing-duration>PT2M21S</meta:editing-duration>
    <meta:editing-cycles>2</meta:editing-cycles>
    <meta:document-statistic meta:table-count="0" meta:image-count="0" meta:object-count="0" meta:page-count="1" meta:paragraph-count="18" meta:word-count="315" meta:character-count="1901" meta:non-whitespace-character-count="1601"/>
  </office:meta>
</office:document-meta>
</file>